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7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9" style:family="paragraph" style:parent-style-name="Title" style:master-page-name="Index">
      <style:paragraph-properties style:page-number="auto"/>
      <style:text-properties officeooo:rsid="0013fb9b"/>
    </style:style>
    <style:style style:name="P10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1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4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5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8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3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34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35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36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7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2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3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74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75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76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7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8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9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80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06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07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08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09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10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11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22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23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ILOSOFIA</text:p>
      <text:p text:style-name="P2">Romanticismo <text:span text:style-name="T2">(Rivoluzione Francese – I Guerra Mondiale)</text:span></text:p>
      <text:list xml:id="list2793412362619794007" text:style-name="L1">
        <text:list-item>
          <text:p text:style-name="P16">Riviste preromantiche: L'Allemagne, Athaeneum</text:p>
        </text:list-item>
        <text:list-item>
          <text:p text:style-name="P17">I preromantici erano artisti eclettici, i romantici si specializzarono (filosofi = idealisti <text:span text:style-name="T5">da eidos</text:span>)</text:p>
        </text:list-item>
      </text:list>
      <text:list xml:id="list5282871586984498852" text:style-name="L2">
        <text:list-item>
          <text:p text:style-name="P18">La ragione illuminista passa in secondo piano, il primato è del sentimento nei suoi aspetti positivi e pessimistici</text:p>
        </text:list-item>
        <text:list-item>
          <text:p text:style-name="P18">I romantici criticavano l'Illuminismo:</text:p>
          <text:list>
            <text:list-item>
              <text:p text:style-name="P18">Non aveva avuto successo ovunque (non tutti i governi erano illuminati)</text:p>
            </text:list-item>
            <text:list-item>
              <text:p text:style-name="P18">l'arte non era considerata</text:p>
            </text:list-item>
            <text:list-item>
              <text:p text:style-name="P18">indagavano valori di una società antiquata</text:p>
            </text:list-item>
            <text:list-item>
              <text:p text:style-name="P18">riguardava una classe elitaria</text:p>
            </text:list-item>
            <text:list-item>
              <text:p text:style-name="P19">non era considerato il sentimento</text:p>
            </text:list-item>
          </text:list>
        </text:list-item>
        <text:list-item>
          <text:p text:style-name="P20">La diffusione del romanticismo porta allo scoppio di numerose rivolte, <text:span text:style-name="T1">poichè il popolo viene coinvolto</text:span></text:p>
        </text:list-item>
        <text:list-item>
          <text:p text:style-name="P21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21">Artista romantico:</text:p>
          <text:list>
            <text:list-item>
              <text:p text:style-name="P21">geniale</text:p>
            </text:list-item>
            <text:list-item>
              <text:p text:style-name="P21">originale</text:p>
            </text:list-item>
            <text:list-item>
              <text:p text:style-name="P21">coglie l'infinito</text:p>
            </text:list-item>
            <text:list-item>
              <text:p text:style-name="P21">comunica sentimenti</text:p>
            </text:list-item>
          </text:list>
        </text:list-item>
        <text:list-item>
          <text:p text:style-name="P22">Risoluzione del finito nell'infinito (sussunzione dell'infinito nel finito) è il tema più trattato</text:p>
        </text:list-item>
        <text:list-item>
          <text:p text:style-name="P23">Amore Romantico:</text:p>
          <text:list>
            <text:list-item>
              <text:p text:style-name="P23">Passione (coinvolgimento dei sensi)</text:p>
            </text:list-item>
            <text:list-item>
              <text:p text:style-name="P23">Fusione (coinvolgimento dello spirito)</text:p>
            </text:list-item>
          </text:list>
        </text:list-item>
        <text:list-item>
          <text:p text:style-name="P23">Morte è rifugio, rasserenamento e annientamento (pessimismo)</text:p>
        </text:list-item>
        <text:list-item>
          <text:p text:style-name="P24">Natura </text:p>
          <text:list>
            <text:list-item>
              <text:p text:style-name="P25">domina l'uomo</text:p>
            </text:list-item>
            <text:list-item>
              <text:p text:style-name="P25">divino calato nel reale</text:p>
            </text:list-item>
            <text:list-item>
              <text:p text:style-name="P25">superiore all'uomo</text:p>
            </text:list-item>
            <text:list-item>
              <text:p text:style-name="P25">finalistica, non meccanicistica</text:p>
            </text:list-item>
          </text:list>
        </text:list-item>
        <text:list-item>
          <text:p text:style-name="P25">Infinito è sehnsucht (desiderio irrefrenabile dell'infinito)</text:p>
        </text:list-item>
      </text:list>
      <text:p text:style-name="P1">Idealismo</text:p>
      <text:list xml:id="list820357841166234825" text:style-name="L3">
        <text:list-item>
          <text:p text:style-name="P26">Esponenti: Fichte, Shelling, Hegel</text:p>
        </text:list-item>
        <text:list-item>
          <text:p text:style-name="P27"><text:soft-page-break/>Obbiettivo:<text:tab/></text:p>
          <text:list>
            <text:list-item>
              <text:p text:style-name="P27">distruggere il dualismo kantiano (fenomeno-noumeno)</text:p>
              <text:list>
                <text:list-item>
                  <text:p text:style-name="P28">Secondo Fichte il noumeno è inammissibile perchè inconoscibile</text:p>
                </text:list-item>
              </text:list>
            </text:list-item>
            <text:list-item>
              <text:p text:style-name="P28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9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9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9">Rivalutare la metafisica (nuova metafisica dell'infinito)</text:p>
              <text:list>
                <text:list-item>
                  <text:p text:style-name="P29">infinito è nell'immanente, perciò la realtà è metafisica <text:span text:style-name="T10">(sussumere infinito nel finito)</text:span></text:p>
                </text:list-item>
                <text:list-item>
                  <text:p text:style-name="P29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6443331214618734388" text:style-name="L4">
        <text:list-item>
          <text:p text:style-name="P30">Dottrina della scienza</text:p>
          <text:list>
            <text:list-item>
              <text:p text:style-name="P31">Lo scopo è rendere la filosofia un sapere assoluto</text:p>
            </text:list-item>
            <text:list-item>
              <text:p text:style-name="P31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2">Principi</text:p>
                  <text:list>
                    <text:list-item>
                      <text:p text:style-name="P33">Tesi: Io = Io <text:span text:style-name="T9">(principio identità) </text:span></text:p>
                    </text:list-item>
                    <text:list-item>
                      <text:p text:style-name="P34">Antitesi: Io crea NON-IO</text:p>
                    </text:list-item>
                    <text:list-item>
                      <text:p text:style-name="P35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35">Io</text:p>
              <text:list>
                <text:list-item>
                  <text:p text:style-name="P35">Simile a se stesso</text:p>
                </text:list-item>
                <text:list-item>
                  <text:p text:style-name="P35">Intuizione intellettuale (può pensare solo a se stesso)</text:p>
                </text:list-item>
                <text:list-item>
                  <text:p text:style-name="P35">oppone a se delle antitesi, rimanendone slegato</text:p>
                </text:list-item>
                <text:list-item>
                  <text:p text:style-name="P35">tat-handlung, azione e prodotto dell'azione</text:p>
                </text:list-item>
                <text:list-item>
                  <text:p text:style-name="P35">agisce nella natura</text:p>
                </text:list-item>
              </text:list>
              <text:p text:style-name="P10"><text:bookmark-start text:name="Schelling"/>Schelling<text:bookmark-end text:name="Schelling"/></text:p>
            </text:list-item>
          </text:list>
        </text:list-item>
        <text:list-item>
          <text:p text:style-name="P36">La natura è preistoria dello spirito</text:p>
        </text:list-item>
        <text:list-item>
          <text:p text:style-name="P36">Sopra natura e spirito vi è l'Assoluto</text:p>
        </text:list-item>
        <text:list-item>
          <text:p text:style-name="P36">Filosofia della natura: natura (oggetto) a spirito (soggetto)</text:p>
        </text:list-item>
        <text:list-item>
          <text:p text:style-name="P36">Filosofia trascendentale: spirito (sogetto) a natura (oggetto)</text:p>
        </text:list-item>
        <text:list-item>
          <text:p text:style-name="P37">L'intuizione intellettuale non può esistere perchè si troverebbe nella natura</text:p>
        </text:list-item>
        <text:list-item>
          <text:p text:style-name="P37"><text:soft-page-break/>L'arte </text:p>
          <text:list>
            <text:list-item>
              <text:p text:style-name="P37">è l'unica scienza in cui spirito e natura si armonizzano (intuizione estetica)</text:p>
            </text:list-item>
            <text:list-item>
              <text:p text:style-name="P37">Coglie tutta la realtà</text:p>
            </text:list-item>
            <text:list-item>
              <text:p text:style-name="P37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499963324659891261" text:style-name="L5">
        <text:list-item>
          <text:p text:style-name="P38">Idee</text:p>
          <text:list>
            <text:list-item>
              <text:p text:style-name="P38">è ateo</text:p>
            </text:list-item>
            <text:list-item>
              <text:p text:style-name="P38">la ragione illuminata diviene ragione dialettica</text:p>
            </text:list-item>
            <text:list-item>
              <text:p text:style-name="P39">è legato alla Rivoluzione Francese, ma fu rammaricato dal periodo del Terrore e dal periodo napoleonico</text:p>
            </text:list-item>
            <text:list-item>
              <text:p text:style-name="P39">per lui il romanticismo è esaltazione della soggettività, ma arriva in seguito a criticare la soggettività sfrenato</text:p>
            </text:list-item>
            <text:list-item>
              <text:p text:style-name="P39">non esalta arte, natura, religione</text:p>
            </text:list-item>
            <text:list-item>
              <text:p text:style-name="P39">è sintesi di Ficthe e Schelling:</text:p>
              <text:list>
                <text:list-item>
                  <text:p text:style-name="P40">pricipio primo (autoposto e autocreato) è lo spirito (da Fichte)</text:p>
                </text:list-item>
                <text:list-item>
                  <text:p text:style-name="P41">non usa il percorso rettilineo e senza fine per infinitizzare di Fichte</text:p>
                </text:list-item>
                <text:list-item>
                  <text:p text:style-name="P42">piace l'idea di partire dalla natura e trovare un assoluto sopra tutto (Schelling)</text:p>
                </text:list-item>
                <text:list-item>
                  <text:p text:style-name="P42">non piace l'identificazione dell'assoluto nell'arte (Schelling)</text:p>
                </text:list-item>
              </text:list>
            </text:list-item>
          </text:list>
        </text:list-item>
        <text:list-item>
          <text:p text:style-name="P43">Fondamenti</text:p>
          <text:list>
            <text:list-item>
              <text:p text:style-name="P43">Risoluzione del finito nell'infinito</text:p>
              <text:list>
                <text:list-item>
                  <text:p text:style-name="P43">finito è parte dell'infinto (somma di parti del tutto)</text:p>
                </text:list-item>
              </text:list>
            </text:list-item>
            <text:list-item>
              <text:p text:style-name="P43">Identità ragione-realtà</text:p>
              <text:list>
                <text:list-item>
                  <text:p text:style-name="P43">ciò che è reale è razionale, ciò che è razionale è reale (essere = pensiero)</text:p>
                </text:list-item>
                <text:list-item>
                  <text:p text:style-name="P43">senza questa identità la filosofia è come la nottola di Minerva, ossia inutile</text:p>
                </text:list-item>
              </text:list>
            </text:list-item>
            <text:list-item>
              <text:p text:style-name="P43">funzione giustificatrice della filosofia</text:p>
              <text:list>
                <text:list-item>
                  <text:p text:style-name="P44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44">Processo Triatico</text:p>
          <text:list>
            <text:list-item>
              <text:p text:style-name="P44">continua finchè non si arriva all'assoluto</text:p>
            </text:list-item>
            <text:list-item>
              <text:p text:style-name="P45">Tesi1 -&gt; Antitesi -&gt; Sintesi -&gt; Tesi2</text:p>
            </text:list-item>
            <text:list-item>
              <text:p text:style-name="P45">Tesi2 e Tesi1 non hanno le medesime caratteristiche</text:p>
            </text:list-item>
            <text:list-item>
              <text:p text:style-name="P45">Quando la tesi non ha più antitesi si ha l'assoluto</text:p>
            </text:list-item>
            <text:list-item>
              <text:p text:style-name="P46">Tesi</text:p>
              <text:list>
                <text:list-item>
                  <text:p text:style-name="P46">idea in sè e per sè</text:p>
                </text:list-item>
                <text:list-item>
                  <text:p text:style-name="P46">momento astratto intellettuale </text:p>
                  <text:list>
                    <text:list-item>
                      <text:p text:style-name="P46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46">Antitesi</text:p>
              <text:list>
                <text:list-item>
                  <text:p text:style-name="P46">idea fuori di sè</text:p>
                </text:list-item>
                <text:list-item>
                  <text:p text:style-name="P46">momento negativo razionale del pensiero</text:p>
                  <text:list>
                    <text:list-item>
                      <text:p text:style-name="P46">negativo = in antitesi con il positivo della tesi</text:p>
                    </text:list-item>
                    <text:list-item>
                      <text:p text:style-name="P46">razionale = opposto di intellettuale</text:p>
                    </text:list-item>
                  </text:list>
                </text:list-item>
              </text:list>
            </text:list-item>
            <text:list-item>
              <text:p text:style-name="P46">Sintesi </text:p>
              <text:list>
                <text:list-item>
                  <text:p text:style-name="P46">idea che torna in sè</text:p>
                </text:list-item>
                <text:list-item>
                  <text:p text:style-name="P46">momento speculativo-positivo razionale</text:p>
                  <text:list>
                    <text:list-item>
                      <text:p text:style-name="P47">speculativo = guardare dentro (da tesi)</text:p>
                    </text:list-item>
                    <text:list-item>
                      <text:p text:style-name="P47">positivo = riferito alla tesi (da tesi)</text:p>
                    </text:list-item>
                    <text:list-item>
                      <text:p text:style-name="P48">razionale = positivo dell'antitesi, <text:span text:style-name="T12">concretizza in parte </text:span></text:p>
                    </text:list-item>
                    <text:list-item>
                      <text:p text:style-name="P48">perde l'"intellettuale"</text:p>
                    </text:list-item>
                  </text:list>
                </text:list-item>
                <text:list-item>
                  <text:p text:style-name="P49">sintesi è aufhenung, ossia superamento</text:p>
                </text:list-item>
                <text:list-item>
                  <text:p text:style-name="P49">sintesi è togliere e conservare</text:p>
                  <text:list>
                    <text:list-item>
                      <text:p text:style-name="P49">togliere negativo (antitesi) e intellettuale (tesi), ma non del tutto</text:p>
                    </text:list-item>
                    <text:list-item>
                      <text:p text:style-name="P49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Fenomenologia dello spirito</text:p>
          <text:list>
            <text:list-item>
              <text:p text:style-name="P51">storia romanzata dells coscienza che esce dall'individualità e raggiunge l'universalità, comprendendo l'assoluto</text:p>
            </text:list-item>
            <text:list-item>
              <text:p text:style-name="P52">Assoluto non è legato a ragione ma allo spirito</text:p>
            </text:list-item>
            <text:list-item>
              <text:p text:style-name="P52">ragione è sussunta nello spirito</text:p>
            </text:list-item>
            <text:list-item>
              <text:p text:style-name="P52">dialettica signoria-servitù</text:p>
              <text:list>
                <text:list-item>
                  <text:p text:style-name="P53">evidenzia un inversione di ruoli tra servo e padrone</text:p>
                </text:list-item>
                <text:list-item>
                  <text:p text:style-name="P53">il padrone ha vinto la lotta ed è riuscito a prevalere, mentre il servo per aver salva la vita ha dovuto perdere la sua indipendenza</text:p>
                </text:list-item>
                <text:list-item>
                  <text:p text:style-name="P53">Con il tempo il padrone disimpara e il servo è necessario perchè capace di fare ciò che il padrone non può fare</text:p>
                </text:list-item>
                <text:list-item>
                  <text:p text:style-name="P53">Il signore è servo del servo e il servo padrone del padrone</text:p>
                </text:list-item>
                <text:list-item>
                  <text:p text:style-name="P53">Tre momenti: paura, servizio, lavoro</text:p>
                </text:list-item>
              </text:list>
            </text:list-item>
            <text:list-item>
              <text:p text:style-name="P53">L'uomo è sovrastato da Dio</text:p>
            </text:list-item>
            <text:list-item>
              <text:p text:style-name="P53">La ragione non è sufficiente alla sintesi di autocoscienza e scienza perciò il supporto è dato dallo spirito</text:p>
            </text:list-item>
            <text:list-item>
              <text:p text:style-name="P53">da spirito individuale (soggetto) a universale (oggetto)</text:p>
              <text:list>
                <text:list-item>
                  <text:p text:style-name="P54">L'Io che è in Noi e il Noi che è nell'Io</text:p>
                </text:list-item>
              </text:list>
            </text:list-item>
          </text:list>
        </text:list-item>
        <text:list-item>
          <text:p text:style-name="P49">Filosofia dello spirito</text:p>
          <text:list>
            <text:list-item>
              <text:p text:style-name="P49"><text:soft-page-break/>Spirito soggettivo (spirito individuale)</text:p>
              <text:list>
                <text:list-item>
                  <text:p text:style-name="P49">T: Antropologia (uomo in relazione con se stesso)</text:p>
                </text:list-item>
                <text:list-item>
                  <text:p text:style-name="P49">A: fenomenologia (uomo in relazione con l'ambiente)</text:p>
                </text:list-item>
                <text:list-item>
                  <text:p text:style-name="P49">S: psicologia (spirito come anima)</text:p>
                </text:list-item>
              </text:list>
            </text:list-item>
            <text:list-item>
              <text:p text:style-name="P50">spirito oggettivo <text:span text:style-name="T13">(</text:span>spirito collettivo<text:span text:style-name="T13">)</text:span></text:p>
              <text:list>
                <text:list-item>
                  <text:p text:style-name="P55">lo spirito esce dall'individuale ed entra nel sociale attraverso la libertà</text:p>
                </text:list-item>
                <text:list-item>
                  <text:p text:style-name="P57">la libertà è maggiore in gruppo piccolo piuttosto che grande</text:p>
                </text:list-item>
                <text:list-item>
                  <text:p text:style-name="P57">famiglia garantisce più libertà della società civile</text:p>
                </text:list-item>
                <text:list-item>
                  <text:p text:style-name="P57">Stato regola la giustizia e la libertà</text:p>
                </text:list-item>
                <text:list-item>
                  <text:p text:style-name="P57">Scansione</text:p>
                  <text:list>
                    <text:list-item>
                      <text:p text:style-name="P57">Diritto (sono le leggi)</text:p>
                    </text:list-item>
                    <text:list-item>
                      <text:p text:style-name="P57">Moralità (subordinazione di dovere a volontà)</text:p>
                    </text:list-item>
                    <text:list-item>
                      <text:p text:style-name="P57">Eticità </text:p>
                      <text:list>
                        <text:list-item>
                          <text:p text:style-name="P57">Famiglia (borghese che mira alla procreazione ed educazione dei figli)</text:p>
                        </text:list-item>
                        <text:list-item>
                          <text:p text:style-name="P57">Società civile (in cui l'individuo realizza i propri bisogni, ma tendendo ognuno a pensare a propri si generano conflitti) </text:p>
                        </text:list-item>
                        <text:list-item>
                          <text:p text:style-name="P57">Stato (regola con le leggi i conflitti)</text:p>
                        </text:list-item>
                      </text:list>
                    </text:list-item>
                    <text:list-item>
                      <text:p text:style-name="P58">Stato</text:p>
                      <text:list>
                        <text:list-item>
                          <text:p text:style-name="P59">è "<text:span text:style-name="T16">e</text:span>ntrata nel mondo di Dio" <text:span text:style-name="T16">(teofonia)</text:span></text:p>
                        </text:list-item>
                        <text:list-item>
                          <text:p text:style-name="P60">dovrebbe essere piena realizzazione della libertà</text:p>
                        </text:list-item>
                        <text:list-item>
                          <text:p text:style-name="P60">la miglior forma di governo è monarchia costituzionale</text:p>
                        </text:list-item>
                        <text:list-item>
                          <text:p text:style-name="P61">la democrazia concede troppa libertà</text:p>
                        </text:list-item>
                        <text:list-item>
                          <text:p text:style-name="P62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3">Scansione</text:p>
                          <text:list>
                            <text:list-item>
                              <text:p text:style-name="P64">Diritto statuale interno (Costituzione)</text:p>
                            </text:list-item>
                            <text:list-item>
                              <text:p text:style-name="P65">Diritto statuale esterno (Rapporti con altri Stati)</text:p>
                            </text:list-item>
                            <text:list-item>
                              <text:p text:style-name="P64">Storia Universale</text:p>
                              <text:list>
                                <text:list-item>
                                  <text:p text:style-name="P62">Mondo Orientale (uno solo libero)</text:p>
                                </text:list-item>
                                <text:list-item>
                                  <text:p text:style-name="P62">Mondo greco-romano (alcuni liberi)</text:p>
                                </text:list-item>
                                <text:list-item>
                                  <text:p text:style-name="P62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64"><text:span text:style-name="T15"><text:s/></text:span><text:tab/><text:tab/></text:p>
                </text:list-item>
              </text:list>
            </text:list-item>
            <text:list-item>
              <text:p text:style-name="P49">spirito assoluto</text:p>
              <text:list>
                <text:list-item>
                  <text:p text:style-name="P49"><text:soft-page-break/>sa e conosce se stesso nelle forme dell'arte, religione, filosofia</text:p>
                </text:list-item>
                <text:list-item>
                  <text:p text:style-name="P66">puro, sciolto da ogni legame</text:p>
                </text:list-item>
                <text:list-item>
                  <text:p text:style-name="P66">Arte, Religione e Filosofia hanno medesimo contenuto e differiscono solo per la forma con cui percepiscono l'Assoluto</text:p>
                  <text:list>
                    <text:list-item>
                      <text:p text:style-name="P66">Arte contempla</text:p>
                      <text:list>
                        <text:list-item>
                          <text:p text:style-name="P66">serve allo spirito per comprendere l'Assoluto nelle forme sensibili</text:p>
                        </text:list-item>
                        <text:list-item>
                          <text:p text:style-name="P67">fa cogliere immediatamente l'Assoluto <text:span text:style-name="T17">(tutt'uno di spirito e natura)</text:span></text:p>
                        </text:list-item>
                        <text:list-item>
                          <text:p text:style-name="P68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9">Scansione </text:p>
                          <text:list>
                            <text:list-item>
                              <text:p text:style-name="P69">Simbolica (Architettura): squilibrio tra forma e contenuto</text:p>
                            </text:list-item>
                            <text:list-item>
                              <text:p text:style-name="P69">Classica (Scultura): equilibrio</text:p>
                            </text:list-item>
                            <text:list-item>
                              <text:p text:style-name="P69">Romantica: nuovo squilibrio</text:p>
                              <text:list>
                                <text:list-item>
                                  <text:p text:style-name="P69">Pittura</text:p>
                                </text:list-item>
                                <text:list-item>
                                  <text:p text:style-name="P69">Musica </text:p>
                                </text:list-item>
                                <text:list-item>
                                  <text:p text:style-name="P69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Religione rappresenta</text:p>
                      <text:list>
                        <text:list-item>
                          <text:p text:style-name="P70">rappresentazione: modo tipicamente religioso di pensare a Dio, che è tra i sensi e l'intelletto</text:p>
                        </text:list-item>
                        <text:list-item>
                          <text:p text:style-name="P70">Dio è pensabile solo in senso religioso ed è indimostrabile razionalmente</text:p>
                        </text:list-item>
                        <text:list-item>
                          <text:p text:style-name="P70">Scansione</text:p>
                          <text:list>
                            <text:list-item>
                              <text:p text:style-name="P70">religione naturale (orientale)</text:p>
                              <text:list>
                                <text:list-item>
                                  <text:p text:style-name="P70">Dio è natura</text:p>
                                </text:list-item>
                              </text:list>
                            </text:list-item>
                            <text:list-item>
                              <text:p text:style-name="P70">religione spirituale (greco-romana)</text:p>
                              <text:list>
                                <text:list-item>
                                  <text:p text:style-name="P70">Dio è forma spirituale</text:p>
                                </text:list-item>
                              </text:list>
                            </text:list-item>
                            <text:list-item>
                              <text:p text:style-name="P70">religione assoluta (cristianesimo)</text:p>
                              <text:list>
                                <text:list-item>
                                  <text:p text:style-name="P70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Filosofia comprende concettualmente</text:p>
                      <text:list>
                        <text:list-item>
                          <text:p text:style-name="P71">concetto è idea che pensa a se stessa</text:p>
                        </text:list-item>
                        <text:list-item>
                          <text:p text:style-name="P71">filosofia conosce l'Assoluto tramite concetto</text:p>
                        </text:list-item>
                        <text:list-item>
                          <text:p text:style-name="P71">Scansione</text:p>
                          <text:list>
                            <text:list-item>
                              <text:p text:style-name="P71">filosofia greca</text:p>
                            </text:list-item>
                            <text:list-item>
                              <text:p text:style-name="P71">filosofia moderna (Fichte, Schelling)</text:p>
                            </text:list-item>
                            <text:list-item>
                              <text:p text:style-name="P71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1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64929739554317" text:continue-numbering="true" text:style-name="L5">
              <text:list-item>
                <text:p text:style-name="P122">I parte</text:p>
                <text:list>
                  <text:list-item>
                    <text:p text:style-name="P123">T: Coscienza</text:p>
                  </text:list-item>
                  <text:list-item>
                    <text:p text:style-name="P123">A: Autocoscienza</text:p>
                  </text:list-item>
                  <text:list-item>
                    <text:p text:style-name="P123">S: Ragione</text:p>
                  </text:list-item>
                </text:list>
              </text:list-item>
              <text:list-item>
                <text:p text:style-name="P72">II parte</text:p>
                <text:list>
                  <text:list-item>
                    <text:p text:style-name="P73">T: spirito</text:p>
                  </text:list-item>
                  <text:list-item>
                    <text:p text:style-name="P73">A: religione</text:p>
                  </text:list-item>
                  <text:list-item>
                    <text:p text:style-name="P74">S: sapere assoluto</text:p>
                  </text:list-item>
                </text:list>
              </text:list-item>
              <text:list-item>
                <text:p text:style-name="P75">Sapere Assoluto</text:p>
                <text:list>
                  <text:list-item>
                    <text:p text:style-name="P73">T: logica</text:p>
                    <text:list>
                      <text:list-item>
                        <text:p text:style-name="P56">T: Essere (pensiero in sè e per sè)</text:p>
                      </text:list-item>
                      <text:list-item>
                        <text:p text:style-name="P56">A: Essenza (pensiero fuori di sè)</text:p>
                      </text:list-item>
                      <text:list-item>
                        <text:p text:style-name="P56">S: Concreto (pensiero torna in sè)</text:p>
                      </text:list-item>
                    </text:list>
                  </text:list-item>
                  <text:list-item>
                    <text:p text:style-name="P73">A: filosofia della natura</text:p>
                    <text:list>
                      <text:list-item>
                        <text:p text:style-name="P56">T: <text:span text:style-name="T14">Meccanica</text:span></text:p>
                      </text:list-item>
                      <text:list-item>
                        <text:p text:style-name="P76">A: Fisica</text:p>
                      </text:list-item>
                      <text:list-item>
                        <text:p text:style-name="P76">S: Fisica Organica</text:p>
                      </text:list-item>
                    </text:list>
                  </text:list-item>
                  <text:list-item>
                    <text:p text:style-name="P74">S: filosofia dello spirito (geist)</text:p>
                  </text:list-item>
                </text:list>
              </text:list-item>
              <text:list-item>
                <text:p text:style-name="P75">Filosofia dello spirito</text:p>
                <text:list>
                  <text:list-item>
                    <text:p text:style-name="P77">T: Spirito soggettivo</text:p>
                    <text:list>
                      <text:list-item>
                        <text:p text:style-name="P79">T: Antropologia</text:p>
                      </text:list-item>
                      <text:list-item>
                        <text:p text:style-name="P79">A: fenomenologia</text:p>
                      </text:list-item>
                      <text:list-item>
                        <text:p text:style-name="P79">S: psicologia</text:p>
                      </text:list-item>
                    </text:list>
                  </text:list-item>
                  <text:list-item>
                    <text:p text:style-name="P77">A: Spirito oggettivo</text:p>
                    <text:list>
                      <text:list-item>
                        <text:p text:style-name="P79">T: diritto</text:p>
                      </text:list-item>
                      <text:list-item>
                        <text:p text:style-name="P79">A: moralità</text:p>
                      </text:list-item>
                      <text:list-item>
                        <text:p text:style-name="P80">S: eticità</text:p>
                      </text:list-item>
                    </text:list>
                  </text:list-item>
                  <text:list-item>
                    <text:p text:style-name="P78">S: Spirito assoluto</text:p>
                    <text:list>
                      <text:list-item>
                        <text:p text:style-name="P79">T: Arte</text:p>
                      </text:list-item>
                      <text:list-item>
                        <text:p text:style-name="P79">A: Religione</text:p>
                      </text:list-item>
                      <text:list-item>
                        <text:p text:style-name="P79">S: Filosofia</text:p>
                      </text:list-item>
                    </text:list>
                  </text:list-item>
                </text:list>
                <text:p text:style-name="P56"/>
              </text:list-item>
            </text:list>
            <text:p text:style-name="P6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999166851373759019" text:style-name="L6">
              <text:list-item>
                <text:p text:style-name="P12">Eticità</text:p>
                <text:list>
                  <text:list-item>
                    <text:p text:style-name="P14">T: Famiglia</text:p>
                  </text:list-item>
                  <text:list-item>
                    <text:p text:style-name="P14">A: Società civile</text:p>
                  </text:list-item>
                  <text:list-item>
                    <text:p text:style-name="P14">S: Stato</text:p>
                    <text:list>
                      <text:list-item>
                        <text:p text:style-name="P15">T: diritto statuale interno</text:p>
                      </text:list-item>
                      <text:list-item>
                        <text:p text:style-name="P15">A: diritto statuale esterno</text:p>
                      </text:list-item>
                      <text:list-item>
                        <text:p text:style-name="P15">S: storia universale</text:p>
                      </text:list-item>
                    </text:list>
                  </text:list-item>
                </text:list>
              </text:list-item>
              <text:list-item>
                <text:p text:style-name="P13">Spirito Assoluto</text:p>
                <text:list>
                  <text:list-item>
                    <text:p text:style-name="P14">T: Arte</text:p>
                    <text:list>
                      <text:list-item>
                        <text:p text:style-name="P15">T: simbolica</text:p>
                      </text:list-item>
                      <text:list-item>
                        <text:p text:style-name="P15">A: classica</text:p>
                      </text:list-item>
                      <text:list-item>
                        <text:p text:style-name="P15">S: romantica</text:p>
                      </text:list-item>
                    </text:list>
                  </text:list-item>
                  <text:list-item>
                    <text:p text:style-name="P14">A: Religione</text:p>
                    <text:list>
                      <text:list-item>
                        <text:p text:style-name="P15">T: naturale</text:p>
                      </text:list-item>
                      <text:list-item>
                        <text:p text:style-name="P15">A: spirituale</text:p>
                      </text:list-item>
                      <text:list-item>
                        <text:p text:style-name="P15">S: rivelata</text:p>
                      </text:list-item>
                    </text:list>
                  </text:list-item>
                  <text:list-item>
                    <text:p text:style-name="P14">S: Filosofia</text:p>
                    <text:list>
                      <text:list-item>
                        <text:p text:style-name="P15">T: antica</text:p>
                      </text:list-item>
                      <text:list-item>
                        <text:p text:style-name="P15">A: moderna</text:p>
                      </text:list-item>
                      <text:list-item>
                        <text:p text:style-name="P15">S: filosofia hegeliana</text:p>
                        <text:p text:style-name="P15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8" text:outline-level="1"><text:bookmark text:name="Schopenhauer"/>Schopenhauer</text:h>
      <text:list xml:id="list5424412259648665217" text:style-name="L7">
        <text:list-item>
          <text:p text:style-name="P81">“<text:span text:style-name="T18">Sulla quadruplice radice del principio di ragione sufficiente</text:span>”</text:p>
          <text:list>
            <text:list-item>
              <text:p text:style-name="P82">principio di ragione sufficiente:</text:p>
              <text:list>
                <text:list-item>
                  <text:p text:style-name="P82"><text:s/>è un principio logico di Leibniz aggiunto ai 3 aristotelici</text:p>
                </text:list-item>
                <text:list-item>
                  <text:p text:style-name="P82">nessun fatto può accadere senza che vi sia una ragione sufficiente che ci dica così</text:p>
                </text:list-item>
              </text:list>
            </text:list-item>
            <text:list-item>
              <text:p text:style-name="P82">Schopenhauer aggiunge una quadruplice radice, ossia trova 4 classi dove si può applicare in specifico il principio:</text:p>
              <text:list>
                <text:list-item>
                  <text:p text:style-name="P82">Fiendi (divenire)</text:p>
                  <text:list>
                    <text:list-item>
                      <text:p text:style-name="P82">oggetti dove si manifesta relazione causa-effetto</text:p>
                    </text:list-item>
                  </text:list>
                </text:list-item>
                <text:list-item>
                  <text:p text:style-name="P82">Essendi (essere)</text:p>
                  <text:list>
                    <text:list-item>
                      <text:p text:style-name="P82">oggetti dove si manifesta spazio-tempo</text:p>
                    </text:list-item>
                  </text:list>
                </text:list-item>
                <text:list-item>
                  <text:p text:style-name="P82">Cognoscendi</text:p>
                  <text:list>
                    <text:list-item>
                      <text:p text:style-name="P82">oggetti dove si manifesta prima-dopo</text:p>
                    </text:list-item>
                  </text:list>
                </text:list-item>
                <text:list-item>
                  <text:p text:style-name="P82">Agendi</text:p>
                  <text:list>
                    <text:list-item>
                      <text:p text:style-name="P82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Ispirazioni del sistema</text:p>
          <text:list>
            <text:list-item>
              <text:p text:style-name="P82">Platone</text:p>
              <text:list>
                <text:list-item>
                  <text:p text:style-name="P82">Mondo delle idee</text:p>
                </text:list-item>
                <text:list-item>
                  <text:p text:style-name="P82">“<text:span text:style-name="T27">Meglio non essere nati, piuttosto che vivere</text:span>”</text:p>
                </text:list-item>
              </text:list>
            </text:list-item>
            <text:list-item>
              <text:p text:style-name="P82">Kant</text:p>
              <text:list>
                <text:list-item>
                  <text:p text:style-name="P82">è stato l’ultimo filosofo a suo dire</text:p>
                </text:list-item>
                <text:list-item>
                  <text:p text:style-name="P82">non condivide l’idea di noumeno inconoscibile, poiché è conoscibile con il corpo</text:p>
                </text:list-item>
              </text:list>
            </text:list-item>
            <text:list-item>
              <text:p text:style-name="P82">Romantici <text:span text:style-name="T19">(Idealismo)</text:span></text:p>
              <text:list>
                <text:list-item>
                  <text:p text:style-name="P82">ha fatto retrocedere la filosofia (Ficthe, Schelling ed Hegel considerati come sofisti)</text:p>
                </text:list-item>
                <text:list-item>
                  <text:p text:style-name="P82">hanno trascurato tematiche più importanti di Assoluto e Infinito</text:p>
                </text:list-item>
                <text:list-item>
                  <text:p text:style-name="P83">definita “filosofia dell’università”</text:p>
                </text:list-item>
                <text:list-item>
                  <text:p text:style-name="P83">Hegel è definito “Sicario della verità” e non accetta identità reale-razionale</text:p>
                </text:list-item>
              </text:list>
            </text:list-item>
            <text:list-item>
              <text:p text:style-name="P83">Filosofia orientale</text:p>
              <text:list>
                <text:list-item>
                  <text:p text:style-name="P83">lesse molte opere della filosofia precedente a quella greca</text:p>
                </text:list-item>
                <text:list-item>
                  <text:p text:style-name="P83">“<text:span text:style-name="T26">Esistere è soffrire</text:span>”</text:p>
                </text:list-item>
              </text:list>
            </text:list-item>
            <text:list-item>
              <text:p text:style-name="P84">Calderon de la Barca</text:p>
              <text:list>
                <text:list-item>
                  <text:p text:style-name="P84">“La colpa dell’uomo è di esser nato”</text:p>
                </text:list-item>
              </text:list>
            </text:list-item>
            <text:list-item>
              <text:p text:style-name="P85"><text:soft-page-break/>Bibbia</text:p>
              <text:list>
                <text:list-item>
                  <text:p text:style-name="P85">“La vita è una valle di lacrime”</text:p>
                </text:list-item>
              </text:list>
            </text:list-item>
          </text:list>
        </text:list-item>
        <text:list-item>
          <text:p text:style-name="P83">Velo di Maya</text:p>
          <text:list>
            <text:list-item>
              <text:p text:style-name="P83">è della tradizione buddista</text:p>
            </text:list-item>
            <text:list-item>
              <text:p text:style-name="P83">è un separatore</text:p>
            </text:list-item>
            <text:list-item>
              <text:p text:style-name="P83">divide la realtà conoscibile da una realtà non conoscibile con sicurezza</text:p>
            </text:list-item>
            <text:list-item>
              <text:p text:style-name="P83">il velo è sottile è permette di essere superato con facilità</text:p>
            </text:list-item>
            <text:list-item>
              <text:p text:style-name="P83">aldiqu<text:span text:style-name="T20">a</text:span> vi è il mondo come rappresentazione</text:p>
            </text:list-item>
            <text:list-item>
              <text:p text:style-name="P83">aldilà vi è il mondo come volontà</text:p>
            </text:list-item>
            <text:list-item>
              <text:p text:style-name="P83">la volontà non è inconoscibile completamente poiché basta andare oltre il velo</text:p>
            </text:list-item>
            <text:list-item>
              <text:p text:style-name="P83">Kant non diede la possibilità di conoscere oltre il velo (noumeno)</text:p>
            </text:list-item>
          </text:list>
        </text:list-item>
        <text:list-item>
          <text:p text:style-name="P83">Rappresentazioni</text:p>
          <text:list>
            <text:list-item>
              <text:p text:style-name="P83">sono fenomeno (da Kant), sogno, illusione e parvenza (ripresi da Calderon de la Barca)</text:p>
            </text:list-item>
            <text:list-item>
              <text:p text:style-name="P86">Composte da soggetto rappresentante e oggetto rappresentativo</text:p>
              <text:list>
                <text:list-item>
                  <text:p text:style-name="P86">sono inseparabili</text:p>
                </text:list-item>
              </text:list>
            </text:list-item>
            <text:list-item>
              <text:p text:style-name="P86">spazio, tempo e causalità</text:p>
              <text:list>
                <text:list-item>
                  <text:p text:style-name="P86">Kant</text:p>
                  <text:list>
                    <text:list-item>
                      <text:p text:style-name="P86">spazio, tempo: forme pure sensibilità</text:p>
                    </text:list-item>
                    <text:list-item>
                      <text:p text:style-name="P86">causalità: forme pure intelletto</text:p>
                    </text:list-item>
                  </text:list>
                </text:list-item>
                <text:list-item>
                  <text:p text:style-name="P86">Schopenhauer</text:p>
                  <text:list>
                    <text:list-item>
                      <text:p text:style-name="P86">spazio: forma pura intelletto</text:p>
                      <text:list>
                        <text:list-item>
                          <text:p text:style-name="P86"><text:s/>rappresentazioni appaiono secondo la posizione</text:p>
                        </text:list-item>
                      </text:list>
                    </text:list-item>
                    <text:list-item>
                      <text:p text:style-name="P86">tempo: forma pura intelletto</text:p>
                      <text:list>
                        <text:list-item>
                          <text:p text:style-name="P86">rappresentazioni appaiono secondo la successione</text:p>
                        </text:list-item>
                      </text:list>
                    </text:list-item>
                    <text:list-item>
                      <text:p text:style-name="P86">causalità: forma pura intelletto</text:p>
                      <text:list>
                        <text:list-item>
                          <text:p text:style-name="P86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Volontà</text:p>
          <text:list>
            <text:list-item>
              <text:p text:style-name="P106"><text:span text:style-name="T22">n</text:span><text:span text:style-name="T21">oumeno reso conoscibile</text:span></text:p>
            </text:list-item>
            <text:list-item>
              <text:p text:style-name="P88">non obbedisce a ragione e morale, ma solo a se stessa</text:p>
            </text:list-item>
            <text:list-item>
              <text:p text:style-name="P88">l’unica sua preoccupazione è l’infinito</text:p>
              <text:list>
                <text:list-item>
                  <text:p text:style-name="P88">non può racchiuderlo in se, quindi cerca di infinitizzarsi</text:p>
                </text:list-item>
                <text:list-item>
                  <text:p text:style-name="P90">renderebbe però simili a sé, ossia infinite, le cose finite</text:p>
                </text:list-item>
              </text:list>
            </text:list-item>
            <text:list-item>
              <text:p text:style-name="P88">uomo agisce nella rappresentazione, ma superato il velo prende atto della volontà</text:p>
              <text:list>
                <text:list-item>
                  <text:p text:style-name="P88">la corporeità squarcia il velo</text:p>
                </text:list-item>
                <text:list-item>
                  <text:p text:style-name="P88">l’anima considera uguali rappresentazione e volontà</text:p>
                </text:list-item>
              </text:list>
            </text:list-item>
            <text:list-item>
              <text:p text:style-name="P88"><text:soft-page-break/>uomo è succube della volontà (di vivere) quando la si conosce</text:p>
              <text:list>
                <text:list-item>
                  <text:p text:style-name="P91">uomo non sceglie è la volontà a scegliere</text:p>
                  <text:list>
                    <text:list-item>
                      <text:p text:style-name="P91">amore è illusione e ha lo scopo di generare altri infelici</text:p>
                    </text:list-item>
                  </text:list>
                  <text:p text:style-name="P88"/>
                </text:list-item>
                <text:list-item>
                  <text:p text:style-name="P106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8">non si inneggia però a morte e suicidio</text:p>
                </text:list-item>
                <text:list-item>
                  <text:p text:style-name="P92">piacere è cessazione temporanea di dolore</text:p>
                  <text:list>
                    <text:list-item>
                      <text:p text:style-name="P92">solo alcuni attimi dura il piacere, così l’uomo non lo percepisce neppure</text:p>
                    </text:list-item>
                    <text:list-item>
                      <text:p text:style-name="P93">Leopardi ha rappresentato profondamente il dolore, secondo Schopenhauer </text:p>
                    </text:list-item>
                  </text:list>
                </text:list-item>
                <text:list-item>
                  <text:p text:style-name="P94">la vita è </text:p>
                  <text:list>
                    <text:list-item>
                      <text:p text:style-name="P89">sofferenza <text:span text:style-name="T24">sin dalla nascita e per tutta la vita</text:span> e ciò genera pessimismo</text:p>
                    </text:list-item>
                    <text:list-item>
                      <text:p text:style-name="P94">un pendolo che oscilla tra dolore e noia, il piacere è al centro e il pendolo vi passa solo per una frazione di secondo</text:p>
                    </text:list-item>
                    <text:list-item>
                      <text:p text:style-name="P94">rinvio della morte</text:p>
                    </text:list-item>
                    <text:list-item>
                      <text:p text:style-name="P94">accompagnata della morte</text:p>
                    </text:list-item>
                    <text:list-item>
                      <text:p text:style-name="P95">va sofferta un po’ alla volta</text:p>
                    </text:list-item>
                  </text:list>
                </text:list-item>
                <text:list-item>
                  <text:p text:style-name="P91">Sillogismo</text:p>
                  <text:list>
                    <text:list-item>
                      <text:p text:style-name="P91">volere è soffrire</text:p>
                    </text:list-item>
                    <text:list-item>
                      <text:p text:style-name="P91">vivere è volere</text:p>
                    </text:list-item>
                    <text:list-item>
                      <text:p text:style-name="P91">vita è sofferenza</text:p>
                    </text:list-item>
                  </text:list>
                </text:list-item>
              </text:list>
            </text:list-item>
            <text:list-item>
              <text:p text:style-name="P88">volontà di vivere (caratteristiche)</text:p>
              <text:list>
                <text:list-item>
                  <text:p text:style-name="P88">oltre spazio, tempo e casualità</text:p>
                </text:list-item>
                <text:list-item>
                  <text:p text:style-name="P88">inconscia, arazionale</text:p>
                </text:list-item>
                <text:list-item>
                  <text:p text:style-name="P88">forza cieca, senza freno (simile alla libido freudiana)</text:p>
                </text:list-item>
                <text:list-item>
                  <text:p text:style-name="P88">unica</text:p>
                </text:list-item>
                <text:list-item>
                  <text:p text:style-name="P88">incausata</text:p>
                </text:list-item>
                <text:list-item>
                  <text:p text:style-name="P88">eterna</text:p>
                </text:list-item>
                <text:list-item>
                  <text:p text:style-name="P88">senza alcun fine (se non quello di soffocare la libertà umana)</text:p>
                </text:list-item>
                <text:list-item>
                  <text:p text:style-name="P88">cosmica (anche la natura è succube)</text:p>
                </text:list-item>
                <text:list-item>
                  <text:p text:style-name="P88">si concretizza/oggettiva in idee e successivamente in uomini finiti (uomo copia di idea)</text:p>
                </text:list-item>
              </text:list>
            </text:list-item>
            <text:list-item>
              <text:p text:style-name="P96">Sofferenza</text:p>
              <text:list>
                <text:list-item>
                  <text:p text:style-name="P96">universale: tutto soffre (natura, uomo)</text:p>
                </text:list-item>
                <text:list-item>
                  <text:p text:style-name="P97">è impossibile non soffrire</text:p>
                </text:list-item>
                <text:list-item>
                  <text:p text:style-name="P98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9">Vie liberazione dal dolore</text:p>
              <text:list>
                <text:list-item>
                  <text:p text:style-name="P100"><text:soft-page-break/>suicidio afferma la supremazia della volontà, perciò per non sottostarvi e necessario trovare una fuga al dolore</text:p>
                </text:list-item>
                <text:list-item>
                  <text:p text:style-name="P100">l’uomo non ha tutte le risposte ed è perciò inadeguato</text:p>
                </text:list-item>
                <text:list-item>
                  <text:p text:style-name="P100">passaggio da volontas a noluntas <text:span text:style-name="T28">(non volontà)</text:span>, che vince la volontà</text:p>
                </text:list-item>
                <text:list-item>
                  <text:p text:style-name="P101">distacco dalla volontà è un distacco dalla realtà</text:p>
                </text:list-item>
                <text:list-item>
                  <text:p text:style-name="P101">Vie</text:p>
                  <text:list>
                    <text:list-item>
                      <text:p text:style-name="P101">Arte</text:p>
                      <text:list>
                        <text:list-item>
                          <text:p text:style-name="P101">piacere momentaneo</text:p>
                        </text:list-item>
                        <text:list-item>
                          <text:p text:style-name="P101">uomo è puro soggetto conoscente</text:p>
                        </text:list-item>
                        <text:list-item>
                          <text:p text:style-name="P101">porta a conoscenza libera e disinteressata della volontà</text:p>
                        </text:list-item>
                        <text:list-item>
                          <text:p text:style-name="P101">contempla la vita (non vive)</text:p>
                        </text:list-item>
                        <text:list-item>
                          <text:p text:style-name="P102">uomo supera per un istante la volontà, la trascende</text:p>
                          <text:list>
                            <text:list-item>
                              <text:p text:style-name="P103">musica è un istante più lungo</text:p>
                            </text:list-item>
                            <text:list-item>
                              <text:p text:style-name="P103">poesia </text:p>
                            </text:list-item>
                            <text:list-item>
                              <text:p text:style-name="P103">tragedia</text:p>
                            </text:list-item>
                            <text:list-item>
                              <text:p text:style-name="P103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4">Etica della pietà (Compassione)</text:p>
                      <text:list>
                        <text:list-item>
                          <text:p text:style-name="P105">superamento dell’egoismo, poiché non è del singolo la sofferenza</text:p>
                        </text:list-item>
                        <text:list-item>
                          <text:p text:style-name="P105">la sofferenza è condivisa con tutti e perciò si soffre meno</text:p>
                        </text:list-item>
                      </text:list>
                    </text:list-item>
                    <text:list-item>
                      <text:p text:style-name="P105">Ascesi (ripresa da filosofia orientale)</text:p>
                      <text:list>
                        <text:list-item>
                          <text:p text:style-name="P105">vita di preghiera e contemplazione</text:p>
                        </text:list-item>
                        <text:list-item>
                          <text:p text:style-name="P105">isolamento dal mondo per non provare sofferenza</text:p>
                        </text:list-item>
                        <text:list-item>
                          <text:p text:style-name="P105">rinuncia a tutto ciò che la vita offre, rinuncia temporanea a vivere (nichilismo), come nel nirvana buddista</text:p>
                        </text:list-item>
                        <text:list-item>
                          <text:p text:style-name="P105">si arriva alla noluntas</text:p>
                        </text:list-item>
                        <text:list-item>
                          <text:p text:style-name="P105">la durata è maggiore seppur non per tutta la vita</text:p>
                        </text:list-item>
                        <text:list-item>
                          <text:p text:style-name="P105">uscita da questo temporaneo isolamento riporta alla normale sofferenza</text:p>
                        </text:list-item>
                        <text:list-item>
                          <text:p text:style-name="P105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8928212448942167467" text:style-name="L8">
        <text:list-item>
          <text:p text:style-name="P107">precursore dell'esistenzialismo di Eideger</text:p>
        </text:list-item>
        <text:list-item>
          <text:p text:style-name="P107">In antitesi a Kant ed Hegel</text:p>
          <text:list>
            <text:list-item>
              <text:p text:style-name="P107">Non è concepibile l'identità reale-razionale, <text:span text:style-name="T29">poiché</text:span> l'esistenza non è razionalizzabile</text:p>
            </text:list-item>
            <text:list-item>
              <text:p text:style-name="P108">Tre errori di Hegel</text:p>
              <text:list>
                <text:list-item>
                  <text:p text:style-name="P108">Aver costruito un sistema completamente astratto</text:p>
                </text:list-item>
                <text:list-item>
                  <text:p text:style-name="P108">sistema troppo complesso e totalizzante</text:p>
                </text:list-item>
                <text:list-item>
                  <text:p text:style-name="P108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09"><text:soft-page-break/>Filosofo dell’aut-aut in antitesi all’hegelismo dell’et-et</text:p>
        </text:list-item>
        <text:list-item>
          <text:p text:style-name="P110">Da pensiero astratto a concreto, ossia pensante e pensato</text:p>
        </text:list-item>
        <text:list-item>
          <text:p text:style-name="P110">L’uomo (Kierkegaard) si sente “livello zero”/”punto zero” <text:span text:style-name="T32">(nullità), poiché non può sapere cosa riserva il destino</text:span></text:p>
          <text:list>
            <text:list-item>
              <text:p text:style-name="P111">In Dio si trova la liberazione da questo stato</text:p>
            </text:list-item>
            <text:list-item>
              <text:p text:style-name="P111">L’esistenza (essere) è annichilito da se stessa</text:p>
            </text:list-item>
            <text:list-item>
              <text:p text:style-name="P111">L’esistenza umana è irriducibile rispetto al pensiero e non ha nulla a che fare con esso</text:p>
            </text:list-item>
            <text:list-item>
              <text:p text:style-name="P111">Esistenza (exsitere: uscire dal nulla ed essere sospesi tra essere e non essere)</text:p>
              <text:list>
                <text:list-item>
                  <text:p text:style-name="P111">possibilità di scegliere in modo ben preciso <text:span text:style-name="T33">(in un modo o nell’altro)</text:span></text:p>
                </text:list-item>
                <text:list-item>
                  <text:p text:style-name="P111">è di natura pratica non teoretica (ateoretica)</text:p>
                </text:list-item>
              </text:list>
            </text:list-item>
          </text:list>
        </text:list-item>
        <text:list-item>
          <text:p text:style-name="P112">Diario di un seduttore</text:p>
          <text:list>
            <text:list-item>
              <text:p text:style-name="P112">Il mio dolore è il mio castello</text:p>
            </text:list-item>
            <text:list-item>
              <text:p text:style-name="P112">tutta la vita mi è peste, me soprattutto</text:p>
            </text:list-item>
            <text:list-item>
              <text:p text:style-name="P112">tutta l’esistenza mi angusta, dal più piccolo dei moscerini al mistero dell’incarnazione</text:p>
              <text:list>
                <text:list-item>
                  <text:p text:style-name="P112">Non distingue un dolore forte da uno debole</text:p>
                </text:list-item>
              </text:list>
            </text:list-item>
            <text:list-item>
              <text:p text:style-name="P112">Il padre lo ha reso insicuro e infelice</text:p>
            </text:list-item>
          </text:list>
        </text:list-item>
        <text:list-item>
          <text:p text:style-name="P112">Timore e Tremore</text:p>
          <text:list>
            <text:list-item>
              <text:p text:style-name="P112">L’uomo si affida a Dio ma si può rimanere delusi</text:p>
            </text:list-item>
            <text:list-item>
              <text:p text:style-name="P112">Per non rimanere delusi l’uomo prova</text:p>
              <text:list>
                <text:list-item>
                  <text:p text:style-name="P112">Timore, che Dio si adiri per non averlo cercato prima</text:p>
                </text:list-item>
                <text:list-item>
                  <text:p text:style-name="P112">Tremore, perché sia abbandonato</text:p>
                  <text:list>
                    <text:list-item>
                      <text:p text:style-name="P113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Aut-Aut</text:p>
          <text:list>
            <text:list-item>
              <text:p text:style-name="P114">L’esistenza non è unitaria, si articola per stadi (dialettica qualitativa, per salti)</text:p>
              <text:list>
                <text:list-item>
                  <text:p text:style-name="P114">stadio estetico</text:p>
                  <text:list>
                    <text:list-item>
                      <text:p text:style-name="P114">Modello: Don Giovanni</text:p>
                    </text:list-item>
                    <text:list-item>
                      <text:p text:style-name="P114">Ogni sensazione è unica e irripetibile, va colta in un attimo</text:p>
                    </text:list-item>
                    <text:list-item>
                      <text:p text:style-name="P114">Distacco dalla realtà, vita vissuta a pieno</text:p>
                    </text:list-item>
                    <text:list-item>
                      <text:p text:style-name="P114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14">stadio etico</text:p>
                  <text:list>
                    <text:list-item>
                      <text:p text:style-name="P115">Modello: marito</text:p>
                    </text:list-item>
                    <text:list-item>
                      <text:p text:style-name="P115">Esistenza regolata dalla ripetitività</text:p>
                    </text:list-item>
                    <text:list-item>
                      <text:p text:style-name="P115">Pentimento per non aver goduto della vita</text:p>
                    </text:list-item>
                    <text:list-item>
                      <text:p text:style-name="P115">Noia e disperazione perenni per non poter adempiere ai propri doveri</text:p>
                    </text:list-item>
                  </text:list>
                </text:list-item>
                <text:list-item>
                  <text:p text:style-name="P114">stadio religioso</text:p>
                  <text:list>
                    <text:list-item>
                      <text:p text:style-name="P116">Modello: Abramo, cavaliere della fede</text:p>
                    </text:list-item>
                    <text:list-item>
                      <text:p text:style-name="P118"><text:soft-page-break/>fede è rapporto privato tra uomo-Dio</text:p>
                    </text:list-item>
                    <text:list-item>
                      <text:p text:style-name="P119">Contraddittorietà di Abramo</text:p>
                      <text:list>
                        <text:list-item>
                          <text:p text:style-name="P120">Abramo è assassino</text:p>
                        </text:list-item>
                        <text:list-item>
                          <text:p text:style-name="P120">Abramo agisce con fede sapendo che Dio dà e toglie la vita</text:p>
                          <text:list>
                            <text:list-item>
                              <text:p text:style-name="P117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1">fede genera solitudine</text:p>
                      <text:list>
                        <text:list-item>
                          <text:p text:style-name="P121">uomo piccolo nei confronti di Dio</text:p>
                        </text:list-item>
                        <text:list-item>
                          <text:p text:style-name="P121">Dio salva l’uomo</text:p>
                        </text:list-item>
                      </text:list>
                    </text:list-item>
                    <text:list-item>
                      <text:p text:style-name="P121">Vita ed esistenza sono possibilità (di scelta)</text:p>
                      <text:list>
                        <text:list-item>
                          <text:p text:style-name="P121">angoscia è puro sentimento del possibile</text:p>
                          <text:list>
                            <text:list-item>
                              <text:p text:style-name="P121">tutte le scelte conducono all’angoscia (poiché rivelano tranelli)</text:p>
                            </text:list-item>
                            <text:list-item>
                              <text:p text:style-name="P121">oggetto di scelta</text:p>
                              <text:list>
                                <text:list-item>
                                  <text:p text:style-name="P121">tempo, perché incontrollabile</text:p>
                                </text:list-item>
                                <text:list-item>
                                  <text:p text:style-name="P121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1">Per fuggire l’angoscia l’uomo può</text:p>
                          <text:list>
                            <text:list-item>
                              <text:p text:style-name="P121">rifiutare Dio e mantenere la libertà</text:p>
                            </text:list-item>
                            <text:list-item>
                              <text:p text:style-name="P121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64929870832494" text:continue-numbering="true" text:style-name="L8">
        <text:list-item>
          <text:list>
            <text:list-header>
              <text:p text:style-name="P11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0M39S</meta:editing-duration>
    <meta:editing-cycles>119</meta:editing-cycles>
    <meta:generator>LibreOffice/5.2.2.2$Windows_x86 LibreOffice_project/8f96e87c890bf8fa77463cd4b640a2312823f3ad</meta:generator>
    <dc:date>2016-12-18T16:16:12.165000000</dc:date>
    <meta:document-statistic meta:table-count="1" meta:image-count="0" meta:object-count="0" meta:page-count="13" meta:paragraph-count="429" meta:word-count="3064" meta:character-count="17740" meta:non-whitespace-character-count="1549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